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1" officeooo:rsid="0004faf8" officeooo:paragraph-rsid="0004faf8"/>
    </style:style>
    <style:style style:name="P2" style:family="paragraph" style:parent-style-name="Standard">
      <style:paragraph-properties fo:line-height="150%" fo:text-align="end" style:justify-single-word="false"/>
      <style:text-properties style:font-name="Arial1" officeooo:rsid="0004faf8" officeooo:paragraph-rsid="0004faf8"/>
    </style:style>
    <style:style style:name="P3" style:family="paragraph" style:parent-style-name="Standard">
      <style:paragraph-properties fo:line-height="150%" fo:text-align="justify" style:justify-single-word="false"/>
      <style:text-properties style:font-name="Arial1" officeooo:rsid="0004faf8" officeooo:paragraph-rsid="0004faf8"/>
    </style:style>
    <style:style style:name="P4" style:family="paragraph" style:parent-style-name="Standard">
      <style:paragraph-properties fo:line-height="150%" fo:text-align="justify" style:justify-single-word="false"/>
      <style:text-properties style:font-name="Arial1" officeooo:rsid="0004faf8" officeooo:paragraph-rsid="00059d79"/>
    </style:style>
    <style:style style:name="P5" style:family="paragraph" style:parent-style-name="Standard">
      <style:paragraph-properties fo:line-height="150%" fo:text-align="center" style:justify-single-word="false"/>
      <style:text-properties style:font-name="Arial1" fo:font-weight="bold" officeooo:rsid="0004faf8" officeooo:paragraph-rsid="0004faf8" style:font-weight-asian="bold" style:font-weight-complex="bold"/>
    </style:style>
    <style:style style:name="P6" style:family="paragraph" style:parent-style-name="Standard">
      <style:paragraph-properties fo:line-height="150%" fo:text-align="justify" style:justify-single-word="false"/>
      <style:text-properties style:font-name="Arial1" fo:font-weight="bold" officeooo:rsid="0004faf8" officeooo:paragraph-rsid="0004faf8" style:font-weight-asian="bold" style:font-weight-complex="bold"/>
    </style:style>
    <style:style style:name="P7" style:family="paragraph" style:parent-style-name="Standard">
      <style:paragraph-properties fo:line-height="150%" fo:text-align="end" style:justify-single-word="false"/>
      <style:text-properties style:font-name="Arial1" fo:font-style="italic" officeooo:rsid="0004faf8" officeooo:paragraph-rsid="0004faf8" style:font-style-asian="italic" style:font-style-complex="italic"/>
    </style:style>
    <style:style style:name="P8" style:family="paragraph" style:parent-style-name="Standard">
      <style:paragraph-properties fo:line-height="150%" fo:text-align="justify" style:justify-single-word="false"/>
      <style:text-properties style:font-name="Arial1" officeooo:rsid="0004faf8" officeooo:paragraph-rsid="0005ac2c"/>
    </style:style>
    <style:style style:name="P9" style:family="paragraph" style:parent-style-name="Standard">
      <style:paragraph-properties fo:line-height="150%" fo:text-align="justify" style:justify-single-word="false"/>
      <style:text-properties style:font-name="Arial1" officeooo:rsid="0004faf8" officeooo:paragraph-rsid="000784c5"/>
    </style:style>
    <style:style style:name="P10" style:family="paragraph" style:parent-style-name="Standard">
      <style:paragraph-properties fo:line-height="150%" fo:text-align="justify" style:justify-single-word="false"/>
      <style:text-properties style:font-name="Arial1" officeooo:rsid="000784c5" officeooo:paragraph-rsid="000784c5"/>
    </style:style>
    <style:style style:name="P11" style:family="paragraph" style:parent-style-name="Standard">
      <style:paragraph-properties fo:line-height="150%" fo:text-align="justify" style:justify-single-word="false"/>
      <style:text-properties style:font-name="Arial1" fo:font-weight="bold" officeooo:rsid="000784c5" officeooo:paragraph-rsid="000784c5" style:font-weight-asian="bold" style:font-weight-complex="bold"/>
    </style:style>
    <style:style style:name="P12" style:family="paragraph" style:parent-style-name="Standard">
      <style:paragraph-properties fo:line-height="150%" fo:text-align="justify" style:justify-single-word="false"/>
      <style:text-properties style:font-name="Arial1" fo:font-weight="bold" officeooo:rsid="000b1245" officeooo:paragraph-rsid="000b1245" style:font-weight-asian="bold" style:font-weight-complex="bold"/>
    </style:style>
    <style:style style:name="P13" style:family="paragraph" style:parent-style-name="Standard">
      <style:paragraph-properties fo:line-height="150%" fo:text-align="justify" style:justify-single-word="false"/>
      <style:text-properties style:font-name="Arial1" officeooo:rsid="0008e1c6" officeooo:paragraph-rsid="0008e1c6"/>
    </style:style>
    <style:style style:name="P14" style:family="paragraph" style:parent-style-name="Standard">
      <style:paragraph-properties fo:line-height="150%" fo:text-align="justify" style:justify-single-word="false"/>
      <style:text-properties style:font-name="Arial1" officeooo:rsid="0008e1c6" officeooo:paragraph-rsid="000a05b1"/>
    </style:style>
    <style:style style:name="P15" style:family="paragraph" style:parent-style-name="Standard">
      <style:paragraph-properties fo:line-height="150%" fo:text-align="justify" style:justify-single-word="false"/>
      <style:text-properties style:font-name="Arial1" officeooo:rsid="000d6ca0" officeooo:paragraph-rsid="000d6ca0"/>
    </style:style>
    <style:style style:name="T1" style:family="text">
      <style:text-properties style:font-name="Arial"/>
    </style:style>
    <style:style style:name="T2" style:family="text">
      <style:text-properties style:font-name="Arial" officeooo:rsid="00059d79" style:font-name-asian="Arial" style:font-name-complex="Arial"/>
    </style:style>
    <style:style style:name="T3" style:family="text">
      <style:text-properties style:font-name="Arial" officeooo:rsid="000784c5"/>
    </style:style>
    <style:style style:name="T4" style:family="text">
      <style:text-properties style:text-position="sub 58%"/>
    </style:style>
    <style:style style:name="T5" style:family="text">
      <style:text-properties style:text-position="sub 58%" officeooo:rsid="00059d79"/>
    </style:style>
    <style:style style:name="T6" style:family="text">
      <style:text-properties style:text-position="sub 58%" style:font-name="Arial"/>
    </style:style>
    <style:style style:name="T7" style:family="text">
      <style:text-properties style:text-position="sub 58%" style:font-name="Arial" officeooo:rsid="000784c5"/>
    </style:style>
    <style:style style:name="T8" style:family="text">
      <style:text-properties style:text-position="sub 58%" style:font-name="Arial" fo:font-style="normal" style:font-style-asian="normal" style:font-style-complex="normal"/>
    </style:style>
    <style:style style:name="T9" style:family="text">
      <style:text-properties style:text-position="0% 100%"/>
    </style:style>
    <style:style style:name="T10" style:family="text">
      <style:text-properties style:text-position="0% 100%" style:font-name="Arial"/>
    </style:style>
    <style:style style:name="T11" style:family="text">
      <style:text-properties style:text-position="0% 100%" style:font-name="Arial" officeooo:rsid="000784c5"/>
    </style:style>
    <style:style style:name="T12" style:family="text">
      <style:text-properties style:text-position="0% 100%" style:font-name="Arial" officeooo:rsid="0004faf8"/>
    </style:style>
    <style:style style:name="T13" style:family="text">
      <style:text-properties style:text-position="0% 100%" style:font-name="Arial" fo:font-style="italic" style:font-style-asian="italic" style:font-style-complex="italic"/>
    </style:style>
    <style:style style:name="T14" style:family="text">
      <style:text-properties style:text-position="0% 100%" style:font-name="Arial" fo:font-style="italic" officeooo:rsid="000a05b1" style:font-style-asian="italic" style:font-style-complex="italic"/>
    </style:style>
    <style:style style:name="T15" style:family="text">
      <style:text-properties style:text-position="0% 100%" style:font-name="Arial" fo:font-style="normal" style:font-style-asian="normal" style:font-style-complex="normal"/>
    </style:style>
    <style:style style:name="T16" style:family="text">
      <style:text-properties style:text-position="0% 100%" style:font-name="Arial" fo:font-style="normal" officeooo:rsid="000a05b1" style:font-style-asian="normal" style:font-style-complex="normal"/>
    </style:style>
    <style:style style:name="T17" style:family="text">
      <style:text-properties style:text-position="0% 100%" style:font-name="Arial" fo:font-style="normal" officeooo:rsid="000784c5" style:font-style-asian="normal" style:font-style-complex="normal"/>
    </style:style>
    <style:style style:name="T18" style:family="text">
      <style:text-properties style:text-position="0% 100%" style:font-name="Arial" fo:font-style="normal" officeooo:rsid="0004faf8" style:font-style-asian="normal" style:font-style-complex="normal"/>
    </style:style>
    <style:style style:name="T19" style:family="text">
      <style:text-properties style:text-position="0% 100%" style:font-name="Arial" fo:font-style="normal" officeooo:rsid="000d6ca0" style:font-style-asian="normal" style:font-style-complex="normal"/>
    </style:style>
    <style:style style:name="T20" style:family="text">
      <style:text-properties officeooo:rsid="00059d79"/>
    </style:style>
    <style:style style:name="T21" style:family="text">
      <style:text-properties officeooo:rsid="0005ac2c"/>
    </style:style>
    <style:style style:name="T22" style:family="text">
      <style:text-properties fo:font-style="normal" officeooo:rsid="00059d79" style:font-style-asian="normal" style:font-style-complex="normal"/>
    </style:style>
    <style:style style:name="T23" style:family="text">
      <style:text-properties style:text-position="super 58%"/>
    </style:style>
    <style:style style:name="T24" style:family="text">
      <style:text-properties officeooo:rsid="000d6c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PECIALIZAÇÃO EM CIÊNCIA DE DADOS</text:p>
      <text:p text:style-name="P5">TAREFA 06</text:p>
      <text:p text:style-name="P1"/>
      <text:p text:style-name="P7">Bernardo Chrispim Baron</text:p>
      <text:p text:style-name="P2"/>
      <text:p text:style-name="P3"/>
      <text:p text:style-name="P6">Exercício 1</text:p>
      <text:p text:style-name="P3">1. -</text:p>
      <text:p text:style-name="P4">2.<text:tab/>Acerca do tempo de gestação, a aplicação do teste <text:span text:style-name="T24">T</text:span> para a média de dias de gestação de toda a amostra, tendo como hipótese nula (<text:span text:style-name="T9">H</text:span><text:span text:style-name="T4">0</text:span><text:span text:style-name="T9">) uma</text:span> média <text:span text:style-name="T1">µ</text:span> = 280, não permite <text:span text:style-name="T20">rejeitar a hipótese nula com um nível de significância de 5%, em favor de uma hipótese alternativa em que </text:span><text:span text:style-name="T1">µ</text:span> <text:span text:style-name="T2">≠</text:span> 280<text:span text:style-name="T20"> (</text:span><text:span text:style-name="T22">p-valor</text:span><text:span text:style-name="T20"> = 0,13). A amostra corrobora, portanto, os estudos prévios segundo os quais o tempo médio de gestação em uma população é de 280 dias.</text:span></text:p>
      <text:p text:style-name="P8"><text:tab/><text:span text:style-name="T20">Para as gestantes fumantes, por sua vez, o teste T mostra traz resultados altamente significativos para rejeição de H</text:span><text:span text:style-name="T5">0 </text:span><text:span text:style-name="T20">(</text:span><text:span text:style-name="T1">µ</text:span> = 280<text:span text:style-name="T20">), em favor de uma hipótese alternativa segundo a qual <text:s/></text:span><text:span text:style-name="T1">µ</text:span> <text:span text:style-name="T20">&lt;</text:span> 280 <text:span text:style-name="T20">(p-valor = 0,0187). Ou seja, a pesquisa favorece a conclusão de que o hábito de fumar durante a gravidez reduz o tempo médio de gestação.</text:span></text:p>
      <text:p text:style-name="P9"><text:tab/><text:span text:style-name="T21">A comparação da fração da amostra que fumou durante a gravidez com aquela que não fumou indica resultados semelhantes. Como a distribuição das frequências de observações dos tempos de gravidez é semelhante entre os dois grupos, mas não normal (teste de Shapiro-Wilk: p-valor &lt; 0,001), optou-se por uma comparação utilizando o teste de Wilcoxon para igualdade de centralidade. Nesse caso, tendo por hipótese nula <text:s/></text:span><text:span text:style-name="T1">µ</text:span><text:span text:style-name="T7">Fumantes</text:span><text:span text:style-name="T3"> = <text:s/></text:span><text:span text:style-name="T1">µ</text:span><text:span text:style-name="T7">Não fumantes</text:span><text:span text:style-name="T11">, os resultados são extremamente significativos (p-valor = 0,0005) no sentido de rejeitar a hipótese nula e acatar uma hipótese alternativa segundo a qual a média do tempo de gestação de mulheres que <text:s/>fumam é menor que a de mulheres que não fumam (</text:span><text:span text:style-name="T10">µ</text:span><text:span text:style-name="T7">Fumantes</text:span><text:span text:style-name="T11"> &lt; <text:s/></text:span><text:span text:style-name="T10">µ</text:span><text:span text:style-name="T7">Não fumantes</text:span><text:span text:style-name="T11">).</text:span></text:p>
      <text:p text:style-name="P10">3.<text:tab/>A comparação das médias das massas dos recém-nascidos entre mães que fumaram durante a gravidez e mães que não fumaram pode ser feita pelo teste de Wilcoxon para igualdade da centralidade, já que as duas distribuições de frequências são semelhantes, mas não são necessariamente normais (para os filhos de gravidas que fumaram, o teste de Shapiro-Wilk retorna p-valor &lt; 0.001, indicando não normalidade). Dada uma hipótese nula de que o peso dos recém-nascidos cujas mães fumaram durante a gestação é igual ao daqueles cujas mães não fumaram <text:span text:style-name="T10">(</text:span><text:span text:style-name="T12">µ</text:span><text:span text:style-name="T6">Fumantes</text:span><text:span text:style-name="T10"> = <text:s/></text:span><text:span text:style-name="T12">µ</text:span><text:span text:style-name="T6">Não fumantes</text:span><text:span text:style-name="T10">), o</text:span> teste de Wilcoxon indica um p-Valor ínfimo (2,2x10<text:span text:style-name="T23">-16</text:span>), corroborando a rejeição dessa hipótese em <text:soft-page-break/>favor de uma hipótese alternativa segundo a qual o peso dos recém-nascidos cujas mães fumaram durante a gestação é menor que o daqueles cujas mães não fumaram <text:span text:style-name="T10">(</text:span><text:span text:style-name="T12">µ</text:span><text:span text:style-name="T6">Fumantes</text:span><text:span text:style-name="T10"> &lt; <text:s/></text:span><text:span text:style-name="T12">µ</text:span><text:span text:style-name="T6">Não fumantes</text:span><text:span text:style-name="T10">).</text:span></text:p>
      <text:p text:style-name="P10"><text:span text:style-name="T10"/></text:p>
      <text:p text:style-name="P11"><text:span text:style-name="T10">Exercício 2</text:span></text:p>
      <text:p text:style-name="P13"><text:span text:style-name="T10">1. <text:tab/>Dada uma hipótese nula segundo a qual a mediana do salário dos CEOs no universo considerado é igual a US$ 220.000,00 (</text:span><text:span text:style-name="T13">m</text:span><text:span text:style-name="T15"> = 22, em dezenas de milhares de dólares estadunidenses), o teste de sinais para a mediana permite rejeitar com nível de significância de 1% (p-valor = 0,0085) a hipótese nula em favor da hipótese alternativa de que a mediana é superior aos mencionados <text:s/>US$ 220.000,00 (</text:span><text:span text:style-name="T13">m</text:span><text:span text:style-name="T15"> &gt; 22), corroborando a hipótese da pesquisa.</text:span></text:p>
      <text:p text:style-name="P14"><text:span text:style-name="T15">2.<text:tab/></text:span><text:span text:style-name="T16">Aplicando-se uma transformação logarítmica sobre as observações, a distribuição das frequências adquire aspecto simétrico. É o caso, portanto, de utilizar o teste Wilcoxon para mediana, com hipótese nula de que </text:span><text:span text:style-name="T14">m</text:span><text:span text:style-name="T16"> = log(22). Também nesse caso, é possível rejeitar com extrema significância a hipótese nula em</text:span><text:span text:style-name="T15"> favor da hipótese alternativa de que </text:span><text:span text:style-name="T13">m</text:span><text:span text:style-name="T15"> &gt; </text:span><text:span text:style-name="T16">log(</text:span><text:span text:style-name="T15">22</text:span><text:span text:style-name="T16">), com p-valor ainda menor (</text:span><text:span text:style-name="T19">p-valor</text:span><text:span text:style-name="T16"> = 0,0041).</text:span></text:p>
      <text:p text:style-name="P14"><text:span text:style-name="T16"/></text:p>
      <text:p text:style-name="P12"><text:span text:style-name="T16">E</text:span><text:span text:style-name="T15">xercício 3</text:span></text:p>
      <text:p text:style-name="P15"><text:span text:style-name="T15">Assumindo como hipótese nula que a média do desgaste dos sapatos é idêntica entre os materiais A e B </text:span><text:span text:style-name="T17">(</text:span><text:span text:style-name="T18">µ</text:span><text:span text:style-name="T8">A</text:span><text:span text:style-name="T17"> </text:span><text:span text:style-name="T15">=</text:span><text:span text:style-name="T17"> <text:s/></text:span><text:span text:style-name="T18">µ</text:span><text:span text:style-name="T8">B</text:span><text:span text:style-name="T17">) </text:span><text:span text:style-name="T15">e considerando que ambas as distribuições são normais (teste de Shapiro-Wilk para a diferença dos valores observados com p-valor igual a 0,80) e dependentes, é possível utilizar o teste T para comparação de médias de amostras pareadas. Por esse teste, é possível rechaçar com nível de significância de 1% a hipótese nula, em favor da hipótese alternativa de que o material A sofre, em média, menos desgaste do que o material B (</text:span><text:span text:style-name="T18">µ</text:span><text:span text:style-name="T8">A</text:span><text:span text:style-name="T17"> </text:span><text:span text:style-name="T15">&lt;</text:span><text:span text:style-name="T17"> <text:s/></text:span><text:span text:style-name="T18">µ</text:span><text:span text:style-name="T8">B</text:span><text:span text:style-name="T15">; p-valor = 0,0042). Portanto, segundo esse critério, o material A é superior ao material 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8:05:56.820666384</meta:creation-date>
    <meta:editing-duration>PT1H15M34S</meta:editing-duration>
    <meta:editing-cycles>5</meta:editing-cycles>
    <meta:generator>LibreOffice/6.1.3.2$Linux_x86 LibreOffice_project/10$Build-2</meta:generator>
    <dc:date>2019-02-11T19:53:16.460959955</dc:date>
    <meta:document-statistic meta:table-count="0" meta:image-count="0" meta:object-count="0" meta:page-count="2" meta:paragraph-count="14" meta:word-count="661" meta:character-count="3916" meta:non-whitespace-character-count="3256"/>
  </office:meta>
</office:document-meta>
</file>